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ook Antiqua" svg:font-family="'Book Antiqua'" style:font-family-generic="roman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fo:language="id" fo:country="ID"/>
    </style:style>
    <style:style style:name="P2" style:family="paragraph" style:parent-style-name="Horizontal_20_Line">
      <style:text-properties fo:language="id" fo:country="ID"/>
    </style:style>
    <style:style style:name="P3" style:family="paragraph" style:parent-style-name="Text_20_body">
      <style:text-properties fo:language="id" fo:country="ID"/>
    </style:style>
    <style:style style:name="P4" style:family="paragraph" style:parent-style-name="Heading_20_2">
      <style:text-properties officeooo:rsid="00135462" officeooo:paragraph-rsid="00135462"/>
    </style:style>
    <style:style style:name="P5" style:family="paragraph" style:parent-style-name="Heading_20_1">
      <style:text-properties fo:language="id" fo:country="ID"/>
    </style:style>
    <style:style style:name="P6" style:family="paragraph" style:parent-style-name="Horizontal_20_Line">
      <style:text-properties fo:language="id" fo:country="ID"/>
    </style:style>
    <style:style style:name="P7" style:family="paragraph" style:parent-style-name="Standard">
      <style:text-properties fo:language="id" fo:country="ID" officeooo:paragraph-rsid="00138620"/>
    </style:style>
    <style:style style:name="P8" style:family="paragraph" style:parent-style-name="Text_20_body" style:list-style-name="L1">
      <style:text-properties fo:language="id" fo:country="ID"/>
    </style:style>
    <style:style style:name="P9" style:family="paragraph" style:parent-style-name="Text_20_body" style:list-style-name="L2">
      <style:text-properties fo:language="id" fo:country="ID"/>
    </style:style>
    <style:style style:name="P10" style:family="paragraph" style:parent-style-name="Text_20_body">
      <style:text-properties fo:language="id" fo:country="ID" officeooo:paragraph-rsid="000e6fd2"/>
    </style:style>
    <style:style style:name="P11" style:family="paragraph" style:parent-style-name="Text_20_body">
      <style:text-properties fo:language="id" fo:country="ID" officeooo:paragraph-rsid="00138620"/>
    </style:style>
    <style:style style:name="P12" style:family="paragraph" style:parent-style-name="Text_20_body">
      <style:text-properties fo:language="id" fo:country="ID"/>
    </style:style>
    <style:style style:name="P13" style:family="paragraph" style:parent-style-name="Text_20_body" style:list-style-name="L3">
      <style:text-properties fo:language="id" fo:country="ID"/>
    </style:style>
    <style:style style:name="T1" style:family="text">
      <style:text-properties fo:language="id" fo:country="ID"/>
    </style:style>
    <style:style style:name="T2" style:family="text">
      <style:text-properties officeooo:rsid="00135462"/>
    </style:style>
    <style:style style:name="T3" style:family="text">
      <style:text-properties officeooo:rsid="00138620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Slide 1 – Pembukaan &amp; Judul</text:h>
      <text:p text:style-name="P7"><text:line-break/>Assalamualaikum warahmatullahi wabarakatuh.<text:line-break/>Terima kasih atas kesempatannya.<text:line-break/>Pada kesempatan ini saya akan mempresentasikan tugas akhir saya yang berjudul:<text:line-break/>“Pengaruh Anderson Disorder terhadap Struktur Spektrum Energi pada Model Susun Grafena Kane–Mele.”</text:p>
      <text:p text:style-name="P2"/>
      <text:h text:style-name="P5" text:outline-level="1">Slide 2 – Latar Belakang Umum</text:h>
      <text:p text:style-name="P11"><text:line-break/>Secara umum, dalam fisika zat terkondensasi, sifat fisis suatu material dapat dipelajari melalui struktur spektrum energi atau struktur pita yang dihasilkan dari Hamiltonian sistem.<text:line-break/>Struktur spektrum energi ini memberikan informasi penting, seperti keberadaan celah energi, keadaan tepi, serta respons sistem terhadap gangguan tertentu.<text:line-break/>Oleh karena itu, analisis spektrum energi menjadi salah satu pendekatan utama dalam memahami karakter fisis sistem kuantum.</text:p>
      <text:p text:style-name="P2"/>
      <text:h text:style-name="P5" text:outline-level="1">Slide 3 – Tujuan Penelitian</text:h>
      <text:p text:style-name="P11"><text:line-break/>Tujuan utama dari penelitian ini adalah untuk menganalisis bagaimana struktur spektrum energi suatu sistem berubah ketika diberikan gangguan berupa disorder lokal.<text:line-break/>Dalam penelitian ini, gangguan yang digunakan adalah Anderson disorder, yaitu disorder pada energi on-site yang bersifat acak.<text:line-break/>Secara khusus, penelitian ini berfokus pada perubahan spektrum energi dan density of states akibat variasi kekuatan disorder.</text:p>
      <text:p text:style-name="P2"/>
      <text:h text:style-name="P5" text:outline-level="1">Slide 4 – Metode Umum (Verbal Persamaan)</text:h>
      <text:p text:style-name="P11"><text:line-break/>Secara teknis, penelitian ini dilakukan dengan menyelesaikan persamaan Schrödinger untuk Hamiltonian banyak partikel menggunakan pendekatan tight-binding.</text:p>
      <text:p text:style-name="P3">Pada pendekatan tight-binding, basis yang digunakan adalah orbital atomik yang terlokalisasi pada setiap situs kisi. Keadaan ini merepresentasikan elektron yang terutama berada di sekitar atom tertentu.</text:p>
      <text:p text:style-name="P3"><text:soft-page-break/>Hamiltonian kemudian dituliskan sebagai kombinasi antara energi on-site, yang merepresentasikan energi elektron pada masing-masing situs, dan suku hopping, yang merepresentasikan kemungkinan elektron berpindah antar situs yang berdekatan.</text:p>
      <text:p text:style-name="P3">Hamiltonian tersebut direpresentasikan dalam bentuk matriks dan diselesaikan secara numerik untuk memperoleh nilai eigen energi dan fungsi eigen. Dari hasil ini kemudian dihitung struktur spektrum energi dan density of states.</text:p>
      <text:p text:style-name="P2"/>
      <text:h text:style-name="P5" text:outline-level="1">Slide 5 – Model Sistem: Kane–Mele</text:h>
      <text:p text:style-name="P11"><text:line-break/>Model yang digunakan dalam penelitian ini adalah model Kane–Mele, yang merupakan pengembangan dari model tight-binding grafena dengan penambahan interaksi spin–orbit.</text:p>
      <text:p text:style-name="P3">Model ini dikenal dalam literatur sebagai salah satu model sederhana yang merepresentasikan sistem topologis dengan simetri pembalikan waktu.<text:line-break/>Dalam kondisi tanpa disorder, model ini telah diketahui memiliki keadaan tepi helical yang dilindungi oleh simetri tersebut.</text:p>
      <text:p text:style-name="P2"/>
      <text:h text:style-name="P5" text:outline-level="1">Slide 6 – Sistem Susun (Stacking)</text:h>
      <text:p text:style-name="P11"><text:line-break/>Dalam penelitian ini, model Kane–Mele diperluas ke dalam bentuk sistem susun atau multilayer.</text:p>
      <text:p text:style-name="P3">Hamiltonian total terdiri dari Hamiltonian intra-layer, yang merepresentasikan interaksi dalam satu lapisan, dan Hamiltonian inter-layer, yang merepresentasikan kopling antar lapisan.</text:p>
      <text:p text:style-name="P3">Tujuannya adalah untuk melihat bagaimana karakter spektrum energi berubah pada sistem yang lebih kompleks secara dimensi.</text:p>
      <text:p text:style-name="P2"/>
      <text:h text:style-name="P5" text:outline-level="1">Slide 7 – Anderson Disorder</text:h>
      <text:p text:style-name="P11"><text:line-break/>Anderson disorder dimodelkan sebagai gangguan acak pada energi on-site setiap lattice site.</text:p>
      <text:p text:style-name="P3">Secara matematis, disorder ini ditambahkan sebagai suku tambahan pada Hamiltonian, sehingga setiap situs memiliki energi on-site yang berbeda secara acak.</text:p>
      <text:p text:style-name="P3">Karena disorder yang digunakan tidak bergantung pada spin, maka secara prinsip simetri pembalikan waktu dari Hamiltonian tetap terjaga.</text:p>
      <text:p text:style-name="P2"><text:soft-page-break/></text:p>
      <text:h text:style-name="P5" text:outline-level="1">Slide 8 – Kuantitas yang Dianalisis</text:h>
      <text:p text:style-name="P11"><text:line-break/>Kuantitas utama yang dianalisis dalam penelitian ini adalah struktur spektrum energi dan density of states.</text:p>
      <text:p text:style-name="P3">Pada kondisi tertentu, dilakukan pula visualisasi keadaan tepi melalui geometri ribbon untuk melihat perubahan karakter spektrum secara spasial.</text:p>
      <text:p text:style-name="P3">Analisis ini dilakukan untuk berbagai nilai kekuatan disorder.</text:p>
      <text:p text:style-name="P2"/>
      <text:h text:style-name="P5" text:outline-level="1">Slide 9 – Validasi Model</text:h>
      <text:p text:style-name="P11"><text:line-break/>Sebagai validasi, pada kondisi tanpa disorder dilakukan perhitungan hybrid Wannier function.</text:p>
      <text:p text:style-name="P3">Perhitungan ini bertujuan untuk memastikan keberadaan keadaan tepi helical sehingga Hamiltonian yang digunakan sesuai dengan karakter sistem topologis yang dilaporkan dalam literatur.</text:p>
      <text:p text:style-name="P2"/>
      <text:p text:style-name="P3">Slide 10 – Hasil Umum<text:line-break/>Hasil simulasi menunjukkan bahwa pada disorder lemah, struktur spektrum energi relatif tidak berubah secara signifikan.</text:p>
      <text:p text:style-name="P3">Namun, ketika kekuatan disorder diperbesar, mulai terlihat degradasi pada keadaan tepi dan perubahan karakter spektrum energi.</text:p>
      <text:p text:style-name="P3">Hal ini mengindikasikan adanya degradasi karakter keadaan tepi yang secara literatur dikaitkan dengan perlindungan topologis.</text:p>
      <text:p text:style-name="P2"/>
      <text:p text:style-name="P3">Slide 11 – Interpretasi Hasil<text:line-break/>Berdasarkan hasil ini, spektrum energi memberikan indikasi perubahan karakter sistem di bawah pengaruh disorder.</text:p>
      <text:p text:style-name="P3">Namun, karena penelitian ini tidak menghitung invarian topologi maupun konduktansi, maka kesimpulan yang diperoleh dibatasi pada analisis spektrum energi dan density of states.</text:p>
      <text:p text:style-name="P2"/>
      <text:p text:style-name="P3">Slide 12 – Kesimpulan<text:line-break/>Kesimpulan utama dari penelitian ini adalah:</text:p>
      <text:list xml:id="list76124807" text:style-name="L3">
        <text:list-item>
          <text:p text:style-name="P13"><text:soft-page-break/>Anderson disorder mempengaruhi struktur spektrum energi sistem Kane–Mele multilayer.</text:p>
        </text:list-item>
        <text:list-item>
          <text:p text:style-name="P13">Pada disorder kuat, terjadi degradasi keadaan tepi helical.</text:p>
        </text:list-item>
        <text:list-item>
          <text:p text:style-name="P13">Spektrum energi dapat digunakan sebagai indikator awal perubahan karakter sistem, namun belum cukup untuk konfirmasi penuh sifat topologis.</text:p>
        </text:list-item>
      </text:list>
      <text:p text:style-name="P2"/>
      <text:p text:style-name="P3">Slide 13 – Penutup<text:line-break/>Demikian presentasi yang dapat saya sampaikan.<text:line-break/>Terima kasih atas perhatian Bapak/Ibu.<text:line-break/>Wassalamualaikum warahmatullahi wabarakatuh.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ook Antiqua" svg:font-family="'Book Antiqua'" style:font-family-generic="roman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Book Antiqua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Book Antiqua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Book Antiqua" fo:font-family="'Book Antiqua'" style:font-family-generic="roman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Book Antiqua" fo:font-family="'Book Antiqua'" style:font-family-generic="roman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Book Antiqua" fo:font-family="'Book Antiqua'" style:font-family-generic="roman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Book Antiqua" fo:font-family="'Book Antiqua'" style:font-family-generic="roman"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8T01:36:34.184830824</meta:creation-date>
    <dc:date>2026-01-28T11:14:13.642946678</dc:date>
    <meta:editing-duration>PT2H7M3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4" meta:paragraph-count="39" meta:word-count="676" meta:character-count="5244" meta:non-whitespace-character-count="4594"/>
  </office:meta>
</office:document-meta>
</file>